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style:paragraph-properties fo:text-align="center"/>
      <style:text-properties fo:font-size="26pt"/>
    </style:style>
    <style:style style:name="P7" style:family="paragraph">
      <style:paragraph-properties fo:margin-left="0cm" fo:margin-right="0cm" fo:text-indent="0cm"/>
      <style:text-properties fo:font-size="26pt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Segoe UI" fo:font-size="35pt" fo:font-style="normal" fo:text-shadow="none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7" style:family="text">
      <style:text-properties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8" style:family="text">
      <style:text-properties fo:color="#ffffff" style:font-name="Segoe UI" fo:font-size="26pt" fo:font-style="normal" fo:text-shadow="1pt 1pt" style:text-underline-style="none" style:font-size-asian="26pt" style:font-style-asian="normal" style:font-size-complex="26pt" style:font-style-complex="normal"/>
    </style:style>
    <style:style style:name="T9" style:family="text">
      <style:text-properties fo:color="#000000" style:font-name="Segoe UI Semibold" fo:font-size="20pt" fo:font-style="normal" fo:text-shadow="none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747cm">
          <draw:text-box>
            <text:p text:style-name="P1"><text:span text:style-name="T1">HYMN #623</text:span></text:p>
            <text:p text:style-name="P1"><text:span text:style-name="T2">“</text:span><text:span text:style-name="T2">Lord Jesus Christ, We Humbly Pra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762cm">
          <draw:text-box>
            <text:p text:style-name="P4"><text:span text:style-name="T3">1. </text:span><text:span text:style-name="T4">Lord Jesus Christ, we humbly pray</text:span><text:span text:style-name="T4"><text:line-break/></text:span><text:span text:style-name="T4">That we may feast on You today;</text:span><text:span text:style-name="T4"><text:line-break/></text:span><text:span text:style-name="T4">Beneath these forms of bread and wine</text:span><text:span text:style-name="T4"><text:line-break/></text:span><text:span text:style-name="T4">Enrich us with Your grace divi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5.4cm" svg:height="7.011cm" svg:x="1.27cm" svg:y="0.832cm">
          <draw:text-box>
            <text:p text:style-name="P4"><text:span text:style-name="T3">2. </text:span><text:span text:style-name="T5">Give us, who share this wondrous food,</text:span><text:span text:style-name="T5"><text:line-break/></text:span><text:span text:style-name="T5">Your body broken and Your blood,</text:span><text:span text:style-name="T5"><text:line-break/></text:span><text:span text:style-name="T5">The grateful peace of sins forgiv’n,</text:span><text:span text:style-name="T5"><text:line-break/></text:span><text:span text:style-name="T5">The certain joys of heirs of heav’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5" draw:layer="layout" svg:width="25.4cm" svg:height="7.011cm" svg:x="1.27cm" svg:y="1.016cm">
          <draw:text-box>
            <text:p text:style-name="P4"><text:span text:style-name="T3">3. </text:span><text:span text:style-name="T5">By faith Your Word has made us bold</text:span><text:span text:style-name="T5"><text:line-break/></text:span><text:span text:style-name="T5">To seize the gift of love retold;</text:span><text:span text:style-name="T5"><text:line-break/></text:span><text:span text:style-name="T5">All that You are we here receive,</text:span><text:span text:style-name="T5"><text:line-break/></text:span><text:span text:style-name="T5">And all we are to You we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5" draw:layer="layout" svg:width="25.146cm" svg:height="7.011cm" svg:x="1.27cm" svg:y="0.849cm">
          <draw:text-box>
            <text:p text:style-name="P4"><text:span text:style-name="T3">4. </text:span><text:span text:style-name="T5">One bread, one cup, one body, we,</text:span><text:span text:style-name="T5"><text:line-break/></text:span><text:span text:style-name="T5">Rejoicing in our unity,</text:span><text:span text:style-name="T5"><text:line-break/></text:span><text:span text:style-name="T5">Proclaim Your love until You come</text:span><text:span text:style-name="T5"><text:line-break/></text:span><text:span text:style-name="T6">To bring Your scattered loved ones home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4" draw:text-style-name="P8" draw:layer="layout" svg:width="25.4cm" svg:height="12.851cm" svg:x="1.27cm" svg:y="1.016cm">
          <draw:text-box>
            <text:p text:style-name="P6"><text:span text:style-name="T3">5. </text:span><text:span text:style-name="T5">Lord Jesus Christ, we humbly pray:</text:span><text:span text:style-name="T5"><text:line-break/></text:span><text:span text:style-name="T5">O keep us steadfast till that day</text:span><text:span text:style-name="T5"><text:line-break/></text:span><text:span text:style-name="T5">When each will be Your welcomed guest</text:span><text:span text:style-name="T5"><text:line-break/></text:span><text:span text:style-name="T5">In heaven’s high and holy feast.</text:span></text:p>
            <text:p text:style-name="P7"><text:span text:style-name="T7"><text:line-break/></text:span><text:span text:style-name="T7"/></text:p>
            <text:p text:style-name="P7"><text:span text:style-name="T8"><text:s text:c="9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0:24:30.923000000</meta:creation-date>
    <dc:date>2019-04-27T09:09:04.315000000</dc:date>
    <meta:editing-duration>PT30M22S</meta:editing-duration>
    <meta:editing-cycles>10</meta:editing-cycles>
    <meta:generator>LibreOffice/6.1.5.2$Windows_X86_64 LibreOffice_project/90f8dcf33c87b3705e78202e3df5142b201bd805</meta:generator>
    <meta:document-statistic meta:object-count="39"/>
  </office:meta>
</office:document-meta>
</file>